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tyle="normal" officeooo:paragraph-rsid="000c51af" style:font-style-asian="normal" style:font-style-complex="normal"/>
    </style:style>
    <style:style style:name="P2" style:family="paragraph" style:parent-style-name="Standard">
      <style:text-properties officeooo:paragraph-rsid="000c51af"/>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escribe pagewoo/nearwoo including business environment, targeting model, problems associated with traditional cookie based tracking, and nearwoo as a consumer platform aimed at small businesses.]</text:p>
      <text:p text:style-name="P2">The Story of yelp.py</text:p>
      <text:p text:style-name="P2"><text:tab/>A significant part of my work at Nearwoo involved collecting information from the web about a particular business. <text:s/>The use case scenario works like this: on the homepage of nearwoo, a user can enter in their business name and location and then prompt nearwoo to search for matching businesses. <text:s/>We in turn used the yelp search api for the initial lookup of possible businesses. <text:s/>The user would then click on their business, and from there we manually scraped the corresponding yelp business page as well as google images, foursquare, and the business website (I.e. the website's web page). <text:s/>Some information, like yelp reviews, a menu url, etc. was nice to have but not particularly important to core functionality. <text:s/>However, we decided that it was important for usability that we actually be able to find the latitude/longitude of the user's business as well as automatically find images of the user's business (or in the scenario that the business had no uploaded images on the web, at least related to the user's business). <text:s/>With the latitude and longitude, we could show the user their restaurant's location on google maps and provide an overlay where they could select block groups to advertise in (the first block being free provided that we could post messages to their facebook or twitter account). <text:s/>And with the images, we could generate sample banner ads without the user even having to upload any images. <text:s/>Surely, such magical functionality would help users from getting distracted before completing a purchase!</text:p>
      <text:p text:style-name="P2"><text:tab/>With regards to finding latitude/longitude, we were mainly at the mercy of the yelp search api and the google maps api which converted street addresses to lat/lng. <text:s/>We depend on the yelp businesses search to find matching businesses, and we depend on the google maps api to convert the corresponding address to latitude/ longitude. <text:s/>Overall, these apis were very good. <text:s/>Most businesses have yelp entries or yelp 'stubs', and the google maps api has a latitude/longitude entry for 98% of addresses (although in our case the number would probably be significantly higher because we were looking at business addresses instead of residential or rural addresses.)</text:p>
      <text:p text:style-name="P2"><text:tab/>However, with regards to images, we ensured that every business, (regardless of whether or not they had actually uploaded any images on the web) would get at least some images. <text:s/>To ensure this, we scraped google images. <text:s/>In this scenario, the images might not even be of the of the business in question, but at least there would be <text:span text:style-name="T1">some </text:span><text:span text:style-name="T3">images, thus preserving our ability to show automatic banner generation without the user having to upload images.</text:span></text:p>
      <text:p text:style-name="P2"><text:span text:style-name="T3"><text:tab/>Another problem that we encountered was the ability to provide </text:span><text:span text:style-name="T2">large</text:span><text:span text:style-name="T1">, high quality</text:span><text:span text:style-name="T3"> images relevant to the business in question. <text:s/>To accomplish this, we scraped each yelp page manually for big yelp images, and also crawled the business web page for large images. <text:s/>We found the url for the business web page in the yelp api data, and then proceeded to scape the corresponding web page of this url as well as all hyperlinks to a depth of one that stayed on the same base url[use proper terminology here].<text:line-break/>[Add three additional sections: one describing bug with deferred call, another describing difficulty and necessity of exception handling, and finally a section describing various tools and techniques I used to ]</text:span></text:p>
      <text:p text:style-name="P2"><text:span text:style-name="T3"><text:tab/>However, a couple problems surfaced once we were finding so many images. <text:s/>The first problem was that many images on google images or the business web page were not very large, and did not create good banner ads because they were too small. <text:s/>Therefore it became necessary to filter out images that were too small and then sort by size. <text:s/>However, this necessitated using the PIL image library to find the size of each image (since I was not able to reliably find image size meta data). <text:s/>Secondly, this whole process of finding images was </text:span><text:span text:style-name="T1">very slow; </text:span><text:span text:style-name="T3">getting responses from websites is slow, and any image processing is also a time consuming task</text:span><text:span text:style-name="T1">. <text:s/></text:span><text:span text:style-name="T3">At first, it was good enough to make the scraping a deferred call, thereby allowing the user to continue navigating the site while the scraping worked in the background to find images. <text:s/>However, eventually, we were getting so many images that the user might arrive at the banner ad viewing location </text:span><text:span text:style-name="T1">before</text:span><text:span text:style-name="T3"> the scraping had completed. <text:s/>In this case, the database entries corresponding to image blobstore image urls would be empty, and there would be images for </text:span><text:soft-page-break/><text:span text:style-name="T3">banner ads. <text:s/>It therefore became necessary to both make the scraping a deferred call, and do the url fetches image size finding asynchronously.</text:span></text:p>
      <text:p text:style-name="P1"><text:tab/>To make these calls asynchronously, it would seem like the best option would be to use worker queues. <text:s/>However, worker queues would not be able to return values directly to a caller, so if I had <text:s/>used them, each would have been responsible for updating a database entry independently, thus leading to resource conflict concerns. <text:s/>Instead of having to worry about this, I decided to use asynchronous url fetch in a two step process. <text:s/>Beginning with a list of image urls of which I needed to get the raw image data as well as the image size, I encoded each of these image urls in another url which called my own handler. <text:s/>This handler when called would decode the original image url from a querry parameter, and then fetch the raw image data from this url. <text:s/>This raw image data would then be fed into PIL in order to find the image size. <text:s/>The handler would simply return the raw image data as a response and put the image size as json in the http header. <text:s/>In summary, to get all my raw image data for all the images I called my own handler which in turn called the website image url, returned the raw image string in a response, and put the image size in the http header as a json value, all these calls of course being made asynchronously. <text:s/>With this size data, I could then cheaply and easily filter images that were too small, and then sort by image size.</text:p>
      <text:p text:style-name="P1">[Emptying the salesforce database]</text:p>
      <text:p text:style-name="P1"><text:tab/>Another task, which I performed at pagewoo was scraping entire password protected business directories for email contact information for the purpose of sales/business leads including [list the website urls; also provide a link]. <text:s/>For most of these websites this proved to be a fairly easy task to do with the python library mechanize. <text:s/>However, the salesforce website had an angular js like framework, and therefore it was not possible to use mechanize to gain authorization because mechanize does not support javascript. <text:s text:c="5"/>I therefore ended up logging into the website manually using firefox, and then using a firefox add on to export my cookie information and then made subprocess calls to wget and loading the cookie to scrape the html from python (of this all taught me a great deal about security; I know how important it is to secure your user's login cookies!).</text:p>
      <text:p text:style-name="P1"/>
      <text:p text:style-name="P1">[my thoughts on advertising]</text:p>
      <text:p text:style-name="P1">The history of the twentieth century shows how important it is for people to consider the moral implications of their work. <text:s/>I believe that like any industry there are moral concerns in the advertising industry and mobile advertising in particular.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et </meta:initial-creator>
    <meta:creation-date>2013-08-12T13:19:28</meta:creation-date>
    <dc:date>2013-08-12T13:20:08</dc:date>
    <dc:creator>Chet </dc:creator>
    <meta:editing-duration>P0D</meta:editing-duration>
    <meta:editing-cycles>1</meta:editing-cycles>
    <meta:document-statistic meta:table-count="0" meta:image-count="0" meta:object-count="0" meta:page-count="2" meta:paragraph-count="12" meta:word-count="1237" meta:character-count="7355" meta:non-whitespace-character-count="6081"/>
    <meta:generator>LibreOffice/4.0.2.2$Linux_X86_64 LibreOffice_project/400m0$Build-2</meta:generator>
  </office:meta>
</office:document-meta>
</file>